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/>
    </style:style>
    <style:style style:name="P2" style:family="paragraph" style:parent-style-name="Text_20_body">
      <style:text-properties fo:language="fr" fo:country="FR" officeooo:rsid="0013cb71" officeooo:paragraph-rsid="0013cb71"/>
    </style:style>
    <style:style style:name="P3" style:family="paragraph" style:parent-style-name="Text_20_body" style:list-style-name="L1">
      <style:text-properties fo:language="fr" fo:country="FR" officeooo:rsid="0013cb71" officeooo:paragraph-rsid="0013cb71"/>
    </style:style>
    <style:style style:name="P4" style:family="paragraph" style:parent-style-name="Text_20_body" style:list-style-name="L3">
      <style:text-properties fo:language="fr" fo:country="FR" officeooo:rsid="0013df70" officeooo:paragraph-rsid="0013df70"/>
    </style:style>
    <style:style style:name="P5" style:family="paragraph" style:parent-style-name="Text_20_body" style:list-style-name="L3">
      <style:text-properties fo:language="fr" fo:country="FR" officeooo:rsid="001471e3" officeooo:paragraph-rsid="001471e3"/>
    </style:style>
    <style:style style:name="P6" style:family="paragraph" style:parent-style-name="Text_20_body">
      <style:text-properties fo:language="fr" fo:country="FR" officeooo:rsid="001471e3" officeooo:paragraph-rsid="001471e3"/>
    </style:style>
    <style:style style:name="P7" style:family="paragraph" style:parent-style-name="Text_20_body">
      <style:text-properties fo:language="fr" fo:country="FR" officeooo:rsid="0016170b" officeooo:paragraph-rsid="0016170b"/>
    </style:style>
    <style:style style:name="P8" style:family="paragraph" style:parent-style-name="Text_20_body">
      <style:text-properties fo:language="fr" fo:country="FR" officeooo:rsid="00178aeb" officeooo:paragraph-rsid="00178aeb"/>
    </style:style>
    <style:style style:name="P9" style:family="paragraph" style:parent-style-name="Text_20_body">
      <style:text-properties officeooo:rsid="0013cb71" officeooo:paragraph-rsid="0013cb71"/>
    </style:style>
    <style:style style:name="P10" style:family="paragraph" style:parent-style-name="Text_20_body" style:list-style-name="L2">
      <style:text-properties officeooo:rsid="0013cb71" officeooo:paragraph-rsid="0013cb71"/>
    </style:style>
    <style:style style:name="P11" style:family="paragraph" style:parent-style-name="Text_20_body">
      <style:text-properties officeooo:paragraph-rsid="0013cb71"/>
    </style:style>
    <style:style style:name="P12" style:family="paragraph" style:parent-style-name="Text_20_body">
      <style:text-properties officeooo:rsid="0016170b" officeooo:paragraph-rsid="0016170b"/>
    </style:style>
    <style:style style:name="P13" style:family="paragraph" style:parent-style-name="Text_20_body" style:list-style-name="L6">
      <style:text-properties officeooo:paragraph-rsid="0016170b"/>
    </style:style>
    <style:style style:name="P14" style:family="paragraph" style:parent-style-name="Text_20_body" style:list-style-name="L7">
      <style:text-properties officeooo:paragraph-rsid="00189236"/>
    </style:style>
    <style:style style:name="P15" style:family="paragraph" style:parent-style-name="Text_20_body" style:list-style-name="L7">
      <style:paragraph-properties fo:text-align="justify" style:justify-single-word="false"/>
      <style:text-properties officeooo:paragraph-rsid="00189236"/>
    </style:style>
    <style:style style:name="P16" style:family="paragraph" style:parent-style-name="Text_20_body" style:list-style-name="L7">
      <style:text-properties officeooo:rsid="00189236" officeooo:paragraph-rsid="00189236"/>
    </style:style>
    <style:style style:name="P17" style:family="paragraph" style:parent-style-name="Text_20_body">
      <style:text-properties officeooo:rsid="00189236" officeooo:paragraph-rsid="00189236"/>
    </style:style>
    <style:style style:name="P18" style:family="paragraph" style:parent-style-name="Text_20_body">
      <style:text-properties officeooo:paragraph-rsid="0018cca5"/>
    </style:style>
    <style:style style:name="P19" style:family="paragraph" style:parent-style-name="Text_20_body" style:list-style-name="L8">
      <style:text-properties officeooo:rsid="0018cca5" officeooo:paragraph-rsid="0018cca5"/>
    </style:style>
    <style:style style:name="P20" style:family="paragraph" style:parent-style-name="Text_20_body" style:list-style-name="L8">
      <style:text-properties fo:font-weight="bold" officeooo:rsid="0018cca5" officeooo:paragraph-rsid="0018cca5" style:font-weight-asian="bold" style:font-weight-complex="bold"/>
    </style:style>
    <style:style style:name="P21" style:family="paragraph" style:parent-style-name="Text_20_body" style:list-style-name="L8">
      <style:text-properties fo:font-weight="bold" officeooo:rsid="001a636e" officeooo:paragraph-rsid="001a636e" style:font-weight-asian="bold" style:font-weight-complex="bold"/>
    </style:style>
    <style:style style:name="P22" style:family="paragraph" style:parent-style-name="Text_20_body" style:list-style-name="L8">
      <style:text-properties fo:font-weight="bold" officeooo:rsid="001ac1f4" officeooo:paragraph-rsid="001ac1f4" style:font-weight-asian="bold" style:font-weight-complex="bold"/>
    </style:style>
    <style:style style:name="P23" style:family="paragraph" style:parent-style-name="Text_20_body" style:list-style-name="L3">
      <style:paragraph-properties fo:break-before="page"/>
      <style:text-properties fo:language="fr" fo:country="FR" officeooo:rsid="0013df70" officeooo:paragraph-rsid="0013df70"/>
    </style:style>
    <style:style style:name="P24" style:family="paragraph" style:parent-style-name="Title">
      <style:text-properties fo:language="fr" fo:country="FR"/>
    </style:style>
    <style:style style:name="P25" style:family="paragraph" style:parent-style-name="Heading_20_3">
      <style:text-properties fo:language="fr" fo:country="FR" officeooo:rsid="0016170b" officeooo:paragraph-rsid="0016170b"/>
    </style:style>
    <style:style style:name="P26" style:family="paragraph" style:parent-style-name="Heading_20_3">
      <style:text-properties fo:language="fr" fo:country="FR" officeooo:rsid="00178aeb" officeooo:paragraph-rsid="00178aeb"/>
    </style:style>
    <style:style style:name="P27" style:family="paragraph" style:parent-style-name="Heading_20_3" style:list-style-name="">
      <style:text-properties fo:language="fr" fo:country="FR" officeooo:rsid="0018cca5" officeooo:paragraph-rsid="0018cca5"/>
    </style:style>
    <style:style style:name="P28" style:family="paragraph" style:parent-style-name="Heading_20_3">
      <style:paragraph-properties fo:break-before="page"/>
      <style:text-properties fo:language="fr" fo:country="FR" officeooo:rsid="0018cca5" officeooo:paragraph-rsid="0018cca5"/>
    </style:style>
    <style:style style:name="P29" style:family="paragraph" style:parent-style-name="Heading_20_2">
      <style:text-properties fo:language="fr" fo:country="FR" officeooo:rsid="0013df70" officeooo:paragraph-rsid="0013df70"/>
    </style:style>
    <style:style style:name="P30" style:family="paragraph" style:parent-style-name="Heading_20_1">
      <style:text-properties fo:language="fr" fo:country="FR" officeooo:rsid="0013cb71" officeooo:paragraph-rsid="0013cb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71e3" style:font-weight-asian="normal" style:font-weight-complex="normal"/>
    </style:style>
    <style:style style:name="T4" style:family="text">
      <style:text-properties fo:font-weight="normal" officeooo:rsid="0014f0e7" style:font-weight-asian="normal" style:font-weight-complex="normal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13cb71"/>
    </style:style>
    <style:style style:name="T7" style:family="text">
      <style:text-properties fo:language="fr" fo:country="FR" fo:font-weight="bold" style:font-weight-asian="bold" style:font-weight-complex="bold"/>
    </style:style>
    <style:style style:name="T8" style:family="text">
      <style:text-properties fo:language="fr" fo:country="FR" fo:font-weight="normal" style:font-weight-asian="normal" style:font-weight-complex="normal"/>
    </style:style>
    <style:style style:name="T9" style:family="text">
      <style:text-properties fo:language="fr" fo:country="FR" officeooo:rsid="0016170b"/>
    </style:style>
    <style:style style:name="T10" style:family="text">
      <style:text-properties fo:language="fr" fo:country="FR" officeooo:rsid="00178aeb"/>
    </style:style>
    <style:style style:name="T11" style:family="text">
      <style:text-properties fo:language="fr" fo:country="FR" officeooo:rsid="00189236"/>
    </style:style>
    <style:style style:name="T12" style:family="text">
      <style:text-properties fo:language="fr" fo:country="FR" officeooo:rsid="0018cc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M 2 : Les gestes du traitement documentaire</text:p>
      <text:p text:style-name="P1"/>
      <text:p text:style-name="P1"/>
      <text:p text:style-name="P2">Rappels : trait. Doc = gests professionnels articulés entre eux</text:p>
      <text:list xml:id="list3806914326" text:style-name="L1">
        <text:list-item>
          <text:p text:style-name="P3">Opérations d’entrée (<text:span text:style-name="T1">phase matérielle</text:span><text:span text:style-name="T2">) : analyse des besoins, recherches de ressources, sélection, acquisition, enregistrement, catalogage.</text:span></text:p>
        </text:list-item>
        <text:list-item>
          <text:p text:style-name="P3"><text:span text:style-name="T2">Opérations de traitement (</text:span><text:span text:style-name="T1">phase intellectuelle</text:span><text:span text:style-name="T2">) : analyse documentaire (résumé, indexation du contenu</text:span></text:p>
        </text:list-item>
        <text:list-item>
          <text:p text:style-name="P3"><text:span text:style-name="T2">Opérations de sortie(</text:span><text:span text:style-name="T1">phase mécanique</text:span><text:span text:style-name="T2">) : stockage (classer et mémoriser dans la base), diffusion, contrôle feedback</text:span></text:p>
        </text:list-item>
      </text:list>
      <text:p text:style-name="P2"><text:span text:style-name="T2"/></text:p>
      <text:h text:style-name="P30" text:outline-level="1">Chaîne de valeurs du document</text:h>
      <text:p text:style-name="P11"><text:span text:style-name="T6"/></text:p>
      <text:p text:style-name="P9"><text:span text:style-name="T5">Aujourd’hui on parle de « chaîne de valeurs du document » : certaines activités sont plus à même d’apporter de la valeur au document.</text:span></text:p>
      <text:list xml:id="list1294562206" text:style-name="L2">
        <text:list-item>
          <text:p text:style-name="P10"><text:span text:style-name="T5">Sélection, collecte, enregistrement et classement : pour </text:span><text:span text:style-name="T7">construire une collection</text:span><text:span text:style-name="T8">.</text:span></text:p>
        </text:list-item>
        <text:list-item>
          <text:p text:style-name="P10"><text:span text:style-name="T8">Dépouillement des documents et extraction de tous les éléments utilisables pour </text:span><text:span text:style-name="T7">préparer des documents secondaires</text:span><text:span text:style-name="T8">, notices bibliographiques, répertoires, dossiers, analyses, synthèses …</text:span></text:p>
        </text:list-item>
        <text:list-item>
          <text:p text:style-name="P10"><text:span text:style-name="T8">Mise à disposition des documents pour </text:span><text:span text:style-name="T7">donner accès au contenu</text:span><text:span text:style-name="T8"> </text:span><text:span text:style-name="T7">aux utilisateurs</text:span><text:span text:style-name="T8">, par information, communication, publication, reproduction, organisation, exposition…</text:span></text:p>
        </text:list-item>
        <text:list-item>
          <text:p text:style-name="P10"><text:span text:style-name="T8">Aide, conseil et orientation des utilisateurs dans leurs recherches pour </text:span><text:span text:style-name="T7">anticiper les besoins</text:span><text:span text:style-name="T8">.</text:span></text:p>
        </text:list-item>
      </text:list>
      <text:p text:style-name="P9"><text:span text:style-name="T8"/></text:p>
      <text:h text:style-name="P29" text:outline-level="2">1. Geste d’entrée : collecter</text:h>
      <text:list xml:id="list3675598933" text:style-name="L3">
        <text:list-item>
          <text:p text:style-name="P4">Etape préliminaire : la <text:span text:style-name="T1">définition des</text:span> <text:span text:style-name="T1">objectifs stratégiques</text:span><text:span text:style-name="T2"> à moyen-long terme (1 info tech par ex, ou 1 info sur les brevets : 1 ~ 5 ans)</text:span></text:p>
          <text:list>
            <text:list-item>
              <text:p text:style-name="P4"><text:span text:style-name="T2">→</text:span><text:span text:style-name="T3"> </text:span><text:span text:style-name="T2">Définit les besoins en information et engage le processus de collecte</text:span></text:p>
            </text:list-item>
          </text:list>
        </text:list-item>
        <text:list-item>
          <text:p text:style-name="P23"><text:span text:style-name="T2">Quels besoins repérés ?</text:span></text:p>
          <text:list>
            <text:list-item>
              <text:list>
                <text:list-item>
                  <text:p text:style-name="P4"><text:span text:style-name="T2">Combler un déficit de connaissances ? → induit des informations à trouver (définitions &amp; enjeux du champ, théories, dimension épistémologique…)</text:span></text:p>
                </text:list-item>
                <text:list-item>
                  <text:p text:style-name="P5"><text:span text:style-name="T2">Mettre à jour ses connaissances ? → induit des informations à trouver (actualités, réception de nouveaux travaux…)</text:span></text:p>
                </text:list-item>
                <text:list-item>
                  <text:p text:style-name="P5"><text:span text:style-name="T2">Agir ? → induit des informations à trouver avec dimension opérationnelle, professionnelle…</text:span></text:p>
                </text:list-item>
              </text:list>
            </text:list-item>
            <text:list-item>
              <text:p text:style-name="P5"><text:span text:style-name="T2">→</text:span><text:span text:style-name="T4">Induit l’usage d’outils de recherche différents (spécialités / généralistes) et / ou à les interroger différemment (langage amateur / langage expert)</text:span></text:p>
            </text:list-item>
          </text:list>
        </text:list-item>
      </text:list>
      <text:p text:style-name="P6"><text:span text:style-name="T4"/></text:p>
      <text:h text:style-name="P25" text:outline-level="3">1.1 Analyser son besoin : constituer son thesaurus personnel</text:h>
      <text:p text:style-name="P7"/>
      <text:list xml:id="list842284013" text:style-name="L6">
        <text:list-item>
          <text:p text:style-name="P13"><text:span text:style-name="T9">La démarche : définir un thesaurus personnel à l’aide d’un dictionnaire ou d’un thesaurus</text:span></text:p>
          <text:list>
            <text:list-item>
              <text:p text:style-name="P13"><text:span text:style-name="T9">permet de clarifier sa problématique</text:span></text:p>
            </text:list-item>
            <text:list-item>
              <text:p text:style-name="P13"><text:span text:style-name="T9">permet d’approcher le classement de la bibliothèque</text:span></text:p>
            </text:list-item>
            <text:list-item>
              <text:p text:style-name="P13"><text:span text:style-name="T9">permet un recherche documentaire plus efficace car mieux ciblée</text:span></text:p>
            </text:list-item>
          </text:list>
        </text:list-item>
        <text:list-item>
          <text:p text:style-name="P13"><text:span text:style-name="T9">Principe du thésaurus : langage documentaire construit sur 1 structure hiérarchisée d’un domaine ; les notions ont des relations entre elles (générique ou spécifique ; associé ; employé pour ; …)</text:span></text:p>
        </text:list-item>
      </text:list>
      <text:p text:style-name="P12"><text:span text:style-name="T9"/></text:p>
      <text:h text:style-name="P26" text:outline-level="3">1.2 Évaluer les documents pour les collecter</text:h>
      <text:p text:style-name="P8"/>
      <text:list xml:id="list2850515847" text:style-name="L7">
        <text:list-item>
          <text:p text:style-name="P15"><text:span text:style-name="T10">Évaluer est une tâche complexe : il faut considérer le contexte d’usage. On ne va pas procéder à l’évaluation d’une source d’information de la même façon selon qu’on soit dans une recherche documentaire universitaire, une recherche d’emploi, une recherche d’achat …</text:span></text:p>
        </text:list-item>
        <text:list-item>
          <text:p text:style-name="P14"><text:span text:style-name="T11">Ce n’est pas une « habileté », une compétence technique ou procédurale ;</text:span></text:p>
        </text:list-item>
        <text:list-item>
          <text:p text:style-name="P16"><text:span text:style-name="T5">Opération qui mobilise : connaissances, compétences, valeurs personnelles, nos jugements, nos opinions.</text:span></text:p>
        </text:list-item>
      </text:list>
      <text:p text:style-name="P17"><text:span text:style-name="T5"/></text:p>
      <text:h text:style-name="P27" text:outline-level="3"/>
      <text:h text:style-name="P28" text:outline-level="3">1.3 Évaluer dans un paysage informationnel mouvant</text:h>
      <text:p text:style-name="P18"><text:span text:style-name="T12"/></text:p>
      <text:list xml:id="list3412669307" text:style-name="L8">
        <text:list-item>
          <text:p text:style-name="P19"><text:span text:style-name="T5">Évaluer l’information dans un contexte de production de l’information qui a beaucoup évolué</text:span></text:p>
          <text:list>
            <text:list-item>
              <text:p text:style-name="P20"><text:span text:style-name="T5">contexte </text:span><text:span text:style-name="T8">socio-politique ;</text:span></text:p>
            </text:list-item>
            <text:list-item>
              <text:p text:style-name="P21"><text:span text:style-name="T5">contexte </text:span><text:span text:style-name="T8">informationnel ;</text:span></text:p>
            </text:list-item>
            <text:list-item>
              <text:p text:style-name="P21"><text:span text:style-name="T5">contexte</text:span><text:span text:style-name="T8"> socio-technique ;</text:span></text:p>
            </text:list-item>
            <text:list-item>
              <text:p text:style-name="P21"><text:span text:style-name="T5">contexte</text:span><text:span text:style-name="T8"> socio-culturel.</text:span></text:p>
            </text:list-item>
          </text:list>
        </text:list-item>
        <text:list-item>
          <text:p text:style-name="P22"><text:span text:style-name="T8">Valeurs dominantes</text:span></text:p>
          <text:list>
            <text:list-item>
              <text:p text:style-name="P22"><text:span text:style-name="T8">Popularité</text:span></text:p>
            </text:list-item>
            <text:list-item>
              <text:p text:style-name="P22"><text:span text:style-name="T8">Instantanéité</text:span></text:p>
            </text:list-item>
            <text:list-item>
              <text:p text:style-name="P22"><text:span text:style-name="T8">Affectif</text:span>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1T08:56:04.259668020</meta:creation-date>
    <dc:date>2021-09-21T09:50:29.394724156</dc:date>
    <meta:editing-duration>PT44M22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3" meta:paragraph-count="39" meta:word-count="486" meta:character-count="3211" meta:non-whitespace-character-count="2795"/>
  </office:meta>
</office:document-meta>
</file>